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da6" officeooo:paragraph-rsid="00051da6"/>
    </style:style>
    <style:style style:name="P2" style:family="paragraph" style:parent-style-name="Standard">
      <style:paragraph-properties fo:text-align="center" style:justify-single-word="false"/>
      <style:text-properties officeooo:rsid="00051da6" officeooo:paragraph-rsid="00051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r Taste</text:p>
      <text:p text:style-name="P2"/>
      <text:p text:style-name="P2">by Kyle Eggleston</text:p>
      <text:p text:style-name="P1"/>
      <text:p text:style-name="P1">Johnathan watched as they killed his father. The officer looked on in amusement. He had done his job to the letter. The boy had been quiet during the entire execution.</text:p>
      <text:p text:style-name="P1"/>
      <text:p text:style-name="P1">The boy. What was he to do about the boy?</text:p>
      <text:p text:style-name="P1"/>
      <text:p text:style-name="P1">Leaning down to Jonathan the officer looked in his eyes. "You are brave for not crying." He said. "I was like you when I was little. Watched my father die at the hands of enemies."</text:p>
      <text:p text:style-name="P1"/>
      <text:p text:style-name="P1">He paused. Enemies. Is that what they were?</text:p>
      <text:p text:style-name="P1"/>
      <text:p text:style-name="P1">"I am not your enemy." The officer said. "My name is George. I will help you escape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00:27:47.005000000</meta:creation-date>
    <dc:date>2014-04-13T00:31:13.511000000</dc:date>
    <meta:editing-duration>P0D</meta:editing-duration>
    <meta:editing-cycles>1</meta:editing-cycles>
    <meta:document-statistic meta:table-count="0" meta:image-count="0" meta:object-count="0" meta:page-count="1" meta:paragraph-count="7" meta:word-count="105" meta:character-count="543" meta:non-whitespace-character-count="445"/>
    <meta:generator>LibreOffice/4.1.5.3$Windows_x86 LibreOffice_project/1c1366bba2ba2b554cd2ca4d87c06da81c05d24</meta:generator>
  </office:meta>
</office:document-meta>
</file>